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Pixel value</text:p>
          </table:table-cell>
          <table:table-cell table:style-name="ce1" office:value-type="string" calcext:value-type="string">
            <text:p>Array value</text:p>
          </table:table-cell>
          <table:table-cell table:style-name="ce1" office:value-type="string" calcext:value-type="string">
            <text:p>Enum valu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TypeEnum.Deser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inTypeEnum.Plain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TypeEnum.Grasslan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TypeEnum.Fores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ainTypeEnum.Hil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rainTypeEnum.Mountai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ainTypeEnum.Tundr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rrainTypeEnum.Arcti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ainTypeEnum.Swamp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ainTypeEnum.Jung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rrainTypeEnum.Wate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rrainTypeEnum.River</text:p>
          </table:table-cell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4:58:22.019787397</meta:creation-date>
    <dc:date>2024-09-28T20:04:29.087464036</dc:date>
    <meta:editing-duration>PT7H36M13S</meta:editing-duration>
    <meta:editing-cycles>2</meta:editing-cycles>
    <meta:generator>LibreOffice/7.4.7.2$Linux_X86_64 LibreOffice_project/40$Build-2</meta:generator>
    <meta:document-statistic meta:table-count="1" meta:cell-count="39" meta:object-count="0"/>
  </office:meta>
</office:document-meta>
</file>